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P1" style:family="paragraph" style:parent-style-name="Standard">
      <style:text-properties fo:font-style="normal" style:text-underline-style="none" style:font-style-asian="normal" style:font-style-complex="normal"/>
    </style:style>
    <style:style style:name="P2" style:family="paragraph" style:parent-style-name="Standard" style:list-style-name="L1">
      <style:text-properties fo:font-style="normal" style:text-underline-style="none"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style:text-underline-style="solid" style:text-underline-width="auto" style:text-underline-color="font-color"/>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Models already in Antelope</text:h>
      <text:p text:style-name="Standard"/>
      <text:h text:style-name="Heading_20_2" text:outline-level="2">Linux network:</text:h>
      <text:p text:style-name="Standard"/>
      <text:p text:style-name="Standard">dbe /opt/antelope/4.11/data/tables/genloc/db/vmodel</text:p>
      <text:p text:style-name="Standard"/>
      <text:p text:style-name="Standard">mod1d table describes:</text:p>
      <text:p text:style-name="Standard">augustine, gulfak, northak, pav_dut, red_ili, scak, Bezy, BezyB, uturuncu_1</text:p>
      <text:p text:style-name="Standard"/>
      <text:p text:style-name="Standard">regions table describes polygons inside which these models apply.</text:p>
      <text:p text:style-name="Standard"/>
      <text:p text:style-name="Standard">Regmodel table links regname (e.g. =”gulfak”) with modname (=regname) an algorithm (=”tt11dcvl”), level (=1, used for overlapping polygons) and modelset (=”alaska”). </text:p>
      <text:p text:style-name="Standard"/>
      <text:p text:style-name="Standard">There is also a ttcalc table.</text:p>
      <text:p text:style-name="Standard"/>
      <text:h text:style-name="Heading_20_2" text:outline-level="2">Solaris network:</text:h>
      <text:p text:style-name="Standard"/>
      <text:p text:style-name="Standard">dbe $ANTELOPE/data/tables/genloc/db/vmodel</text:p>
      <text:p text:style-name="Standard"/>
      <text:p text:style-name="Standard">mod1d table describes:</text:p>
      <text:p text:style-name="Standard">augustine, gulfak, northak, pav_dut, red_ili, scak.</text:p>
      <text:p text:style-name="Standard"/>
      <text:h text:style-name="Heading_20_1" text:outline-level="1">2. Related orb parameters</text:h>
      <text:p text:style-name="P1">On raven, the orbassoc.pf describes grids parmeters for each volcano grid (ending in lo), and for larger area grids(ending in reg). <text:span text:style-name="T1">These larger grids should probably be integrated with AEIC grids – how?</text:span> Note that orbassoc.pf does not describe polygons. Those are specified in ttgrid_avonew.pf, where each grid region name is used again. The reference latitude and longitude is given, and the number of grid points in each direction, and the size of the grid in degrees, and its orientation (strike). Methods and models are also specified for location. </text:p>
      <text:p text:style-name="P1"/>
      <text:p text:style-name="P1">From these, the program ttgridwrapper is used to:</text:p>
      <text:list xml:id="list1479618058" text:style-name="L1">
        <text:list-item>
          <text:p text:style-name="P2">create grid files and stored under the grids directory</text:p>
        </text:list-item>
        <text:list-item>
          <text:p text:style-name="P2">create a site database for each grid, to help understand which stations are included on a grid</text:p>
        </text:list-item>
        <text:list-item>
          <text:p text:style-name="P2">create the grid parameter entries which are pasted into the orbassoc.pf file and,</text:p>
        </text:list-item>
        <text:list-item>
          <text:p text:style-name="P2">create a orbdetect_stations.pf, containing netstachanlocs array, generated from all the stations in all the grid site databases.</text:p>
        </text:list-item>
      </text:list>
      <text:p text:style-name="P1"/>
      <text:h text:style-name="Heading_20_1" text:outline-level="1">3. Replicating hypoellipse velocity models in genloc</text:h>
      <text:p text:style-name="Text_20_body"/>
      <text:p text:style-name="Text_20_body"><text:soft-page-break/>On 2010/12/02 crustalprm2vmodel was written to parse the AVO hypoellipse crustal.prm file and add corresponding rows to the vmodel.mod1d table. This appears to have been successful, though no attempt has yet been made to account for the -3 km depth ceiling used in hypoellipse, because as yet I'm not sure where to account for this.</text:p>
      <text:h text:style-name="Heading_20_1" text:outline-level="1">4. Replicating hypoellipse cylinders as grids in genloc</text:h>
      <text:p text:style-name="Text_20_body">On 2010/12/02 crustalprm2vmodel was written to parse the AVO hypoellipse crustal.prm file and add corresponding rows to the vmodel.mod1d table. This appears to have been successful, though no attempt has yet been made to account for the -3 km depth ceiling used in hypoellipse, because as yet I'm not sure where to account for thi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letter-kerning="true" style:font-name-asian="Albany AMT1" style:font-size-asian="10.5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Albany AMT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ubtitle">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21$Build-9319</meta:generator>
    <meta:creation-date>2010-12-02T13:12:55</meta:creation-date>
    <meta:editing-cycles>2</meta:editing-cycles>
    <meta:editing-duration>PT00H06M35S</meta:editing-duration>
    <meta:initial-creator>Glenn Thompson</meta:initial-creator>
    <meta:document-statistic meta:table-count="0" meta:image-count="0" meta:object-count="0" meta:page-count="2" meta:paragraph-count="23" meta:word-count="356" meta:character-count="2349"/>
    <dc:date>2010-12-03T13:37:04</dc:date>
    <dc:creator>Glenn Thompson</dc:creator>
    <meta:user-defined meta:name="Info 1"/>
    <meta:user-defined meta:name="Info 2"/>
    <meta:user-defined meta:name="Info 3"/>
    <meta:user-defined meta:name="Info 4"/>
  </office:meta>
</office:document-meta>
</file>